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fo:font-size="12pt"/>
    </style:style>
    <style:style style:name="P4" style:family="paragraph" style:parent-style-name="Text_20_body">
      <style:text-properties style:font-name="Times New Roman" fo:font-size="12pt" fo:font-weight="bold"/>
    </style:style>
    <style:style style:name="P5" style:family="paragraph" style:parent-style-name="Text_20_body">
      <style:text-properties style:font-name="Times New Roman" fo:font-size="12pt" fo:font-weight="normal" style:font-weight-asian="normal" style:font-weight-complex="normal"/>
    </style:style>
    <style:style style:name="P6" style:family="paragraph" style:parent-style-name="Text_20_body">
      <style:paragraph-properties>
        <style:tab-stops>
          <style:tab-stop style:position="4.001cm"/>
        </style:tab-stops>
      </style:paragraph-properties>
      <style:text-properties style:font-name="Times New Roman"/>
    </style:style>
    <style:style style:name="P7" style:family="paragraph" style:parent-style-name="Text_20_body">
      <style:text-properties style:font-name="Times New Roman" fo:font-weight="bold" style:font-weight-asian="bold" style:font-weight-complex="bold"/>
    </style:style>
    <style:style style:name="P8" style:family="paragraph" style:parent-style-name="Text_20_body">
      <style:text-properties fo:font-size="12pt" fo:font-weight="bold"/>
    </style:style>
    <style:style style:name="P9" style:family="paragraph" style:parent-style-name="Text_20_body">
      <style:paragraph-properties fo:margin-left="1.667cm" fo:margin-right="0cm" fo:margin-top="0cm" fo:margin-bottom="0cm" fo:text-indent="0cm" style:auto-text-indent="false"/>
      <style:text-properties fo:color="#222222" style:font-name="Times New Roman" fo:font-size="10pt" fo:font-weight="bold"/>
    </style:style>
    <style:style style:name="P10" style:family="paragraph" style:parent-style-name="Text_20_body">
      <style:paragraph-properties fo:margin-left="1.667cm" fo:margin-right="0cm" fo:margin-top="0cm" fo:margin-bottom="0cm" fo:text-indent="0cm" style:auto-text-indent="false"/>
      <style:text-properties style:font-name="Times New Roman"/>
    </style:style>
    <style:style style:name="P11" style:family="paragraph" style:parent-style-name="Text_20_body">
      <style:paragraph-properties fo:margin-left="1.667cm" fo:margin-right="0cm" fo:margin-top="0cm" fo:margin-bottom="0cm" fo:text-indent="0cm" style:auto-text-indent="false"/>
      <style:text-properties style:font-name="Times New Roman" fo:font-size="12pt"/>
    </style:style>
    <style:style style:name="P12" style:family="paragraph" style:parent-style-name="Text_20_body">
      <style:paragraph-properties fo:margin-top="0cm" fo:margin-bottom="0cm"/>
      <style:text-properties style:font-name="Times New Roman"/>
    </style:style>
    <style:style style:name="P13" style:family="paragraph" style:parent-style-name="Text_20_body">
      <style:paragraph-properties fo:margin-top="0cm" fo:margin-bottom="0cm"/>
      <style:text-properties style:font-name="Times New Roman" fo:font-size="12pt" fo:font-weight="bold"/>
    </style:style>
    <style:style style:name="P14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Times New Roman" fo:font-size="12pt" fo:font-weight="bold"/>
    </style:style>
    <style:style style:name="P15" style:family="paragraph" style:parent-style-name="Text_20_body">
      <style:paragraph-properties fo:margin-left="1.251cm" fo:margin-right="0cm" fo:margin-top="0cm" fo:margin-bottom="0cm" fo:line-height="150%" fo:text-indent="0cm" style:auto-text-indent="false"/>
      <style:text-properties style:font-name="Times New Roman" fo:font-size="12pt" fo:font-weight="bold" style:font-weight-asian="bold" style:font-weight-complex="bold"/>
    </style:style>
    <style:style style:name="P16" style:family="paragraph" style:parent-style-name="Text_20_body" style:list-style-name="L1">
      <style:text-properties style:font-name="Times New Roman" fo:font-size="12pt" fo:font-weight="bold"/>
    </style:style>
    <style:style style:name="P17" style:family="paragraph" style:parent-style-name="Text_20_body" style:list-style-name="L2">
      <style:text-properties style:font-name="Times New Roman" fo:font-size="12pt" fo:font-weight="bold"/>
    </style:style>
    <style:style style:name="P18" style:family="paragraph" style:parent-style-name="Text_20_body">
      <style:text-properties style:font-name="Times New Roman" fo:font-size="12pt" fo:font-weight="bold" style:font-weight-asian="bold" style:font-weight-complex="bold"/>
    </style:style>
    <style:style style:name="P19" style:family="paragraph" style:parent-style-name="Text_20_body">
      <style:text-properties style:font-name="Times New Roman" fo:font-size="12pt" fo:font-weight="normal" style:font-weight-asian="normal" style:font-weight-complex="normal"/>
    </style:style>
    <style:style style:name="P20" style:family="paragraph" style:parent-style-name="Text_20_body" style:list-style-name="L3">
      <style:text-properties style:font-name="Times New Roman"/>
    </style:style>
    <style:style style:name="P21" style:family="paragraph" style:parent-style-name="Text_20_body" style:list-style-name="L4">
      <style:text-properties style:font-name="Times New Roman"/>
    </style:style>
    <style:style style:name="P22" style:family="paragraph" style:parent-style-name="Text_20_body" style:list-style-name="L5">
      <style:text-properties style:font-name="Times New Roman"/>
    </style:style>
    <style:style style:name="P23" style:family="paragraph" style:parent-style-name="Text_20_body" style:list-style-name="L6">
      <style:text-properties style:font-name="Times New Roman"/>
    </style:style>
    <style:style style:name="P24" style:family="paragraph" style:parent-style-name="Text_20_body" style:list-style-name="L7">
      <style:text-properties style:font-name="Times New Roman"/>
    </style:style>
    <style:style style:name="P25" style:family="paragraph" style:parent-style-name="Text_20_body" style:list-style-name="L8">
      <style:text-properties style:font-name="Times New Roman"/>
    </style:style>
    <style:style style:name="P26" style:family="paragraph" style:parent-style-name="Text_20_body" style:list-style-name="L9">
      <style:text-properties style:font-name="Times New Roman"/>
    </style:style>
    <style:style style:name="P27" style:family="paragraph" style:parent-style-name="Text_20_body" style:list-style-name="L10">
      <style:text-properties style:font-name="Times New Roman"/>
    </style:style>
    <style:style style:name="P28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normal" style:font-weight-asian="normal" style:font-weight-complex="normal"/>
    </style:style>
    <style:style style:name="P29" style:family="paragraph" style:parent-style-name="Text_20_body" style:list-style-name="L11">
      <style:paragraph-properties fo:margin-left="2.501cm" fo:margin-right="0cm" fo:text-indent="-0.635cm" style:auto-text-indent="false"/>
      <style:text-properties style:font-name="Times New Roman"/>
    </style:style>
    <style:style style:name="P30" style:family="paragraph" style:parent-style-name="Text_20_body">
      <style:paragraph-properties fo:margin-left="2.501cm" fo:margin-right="0cm" fo:text-indent="-0.635cm" style:auto-text-indent="false"/>
      <style:text-properties style:font-name="Times New Roman" fo:font-size="12pt" fo:font-weight="normal" style:font-weight-asian="normal" style:font-weight-complex="normal"/>
    </style:style>
    <style:style style:name="P31" style:family="paragraph" style:parent-style-name="Text_20_body" style:list-style-name="L11">
      <style:paragraph-properties fo:margin-left="2.501cm" fo:margin-right="0cm" fo:text-indent="-0.635cm" style:auto-text-indent="false"/>
      <style:text-properties style:font-name="Times New Roman" fo:font-size="12pt" fo:font-weight="normal" style:font-weight-asian="normal" style:font-weight-complex="normal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font-weight="bold" style:font-weight-asian="bold" style:font-weight-complex="bold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font-weight="normal" style:font-weight-asian="normal" style:font-weight-complex="normal"/>
    </style:style>
    <style:style style:name="P34" style:family="paragraph" style:parent-style-name="Text_20_body" style:list-style-name="L12">
      <style:paragraph-properties fo:margin-top="0cm" fo:margin-bottom="0cm"/>
      <style:text-properties fo:color="#222222" style:font-name="Times New Roman" fo:font-size="10pt" fo:font-weight="bold"/>
    </style:style>
    <style:style style:name="P35" style:family="paragraph" style:parent-style-name="Text_20_body">
      <style:paragraph-properties fo:margin-left="0cm" fo:margin-right="0cm" fo:margin-top="0cm" fo:margin-bottom="0cm" fo:text-align="justify" style:justify-single-word="false" fo:text-indent="2cm" style:auto-text-indent="false">
        <style:tab-stops>
          <style:tab-stop style:position="2cm"/>
        </style:tab-stops>
      </style:paragraph-properties>
      <style:text-properties style:font-name="Times New Roman" fo:font-size="12pt" fo:font-weight="normal" style:font-weight-asian="normal" style:font-weight-complex="normal"/>
    </style:style>
    <style:style style:name="P36" style:family="paragraph" style:parent-style-name="Text_20_body">
      <style:paragraph-properties fo:margin-left="0cm" fo:margin-right="0cm" fo:margin-top="0cm" fo:margin-bottom="0cm" fo:text-align="justify" style:justify-single-word="false" fo:text-indent="2cm" style:auto-text-indent="false">
        <style:tab-stops>
          <style:tab-stop style:position="2cm"/>
        </style:tab-stops>
      </style:paragraph-properties>
      <style:text-properties style:font-name="Times New Roman" fo:font-size="12pt" fo:font-weight="normal" style:font-weight-asian="normal" style:font-weight-complex="normal"/>
    </style:style>
    <style:style style:name="P37" style:family="paragraph" style:parent-style-name="Heading_20_2">
      <style:text-properties style:font-name="Times New Roman" fo:font-size="12pt"/>
    </style:style>
    <style:style style:name="P38" style:family="paragraph" style:parent-style-name="Heading_20_2">
      <style:text-properties style:font-name="Times New Roman" fo:font-size="12pt" fo:font-weight="bold"/>
    </style:style>
    <style:style style:name="P39" style:family="paragraph" style:parent-style-name="Heading_20_1">
      <style:text-properties style:font-name="Times New Roman"/>
    </style:style>
    <style:style style:name="P40" style:family="paragraph" style:parent-style-name="Heading_20_1">
      <style:text-properties style:font-name="Times New Roman" fo:font-size="16.1000003814697pt" fo:font-weight="bold" style:font-size-asian="16.1000003814697pt" style:font-size-complex="16.1000003814697pt"/>
    </style:style>
    <style:style style:name="P41" style:family="paragraph" style:parent-style-name="Heading_20_1">
      <style:text-properties style:font-name="Times New Roman" fo:font-size="16.1000003814697pt" style:font-size-asian="16.1000003814697pt" style:font-size-complex="16.1000003814697pt"/>
    </style:style>
    <style:style style:name="P42" style:family="paragraph" style:parent-style-name="Heading_20_3">
      <style:text-properties fo:font-size="12pt" fo:font-weight="bold"/>
    </style:style>
    <style:style style:name="P43" style:family="paragraph" style:parent-style-name="Heading_20_3">
      <style:text-properties fo:font-variant="small-caps" style:font-name="Times New Roman"/>
    </style:style>
    <style:style style:name="P44" style:family="paragraph" style:parent-style-name="Heading_20_3">
      <style:text-properties fo:font-variant="small-caps" style:font-name="Times New Roman" fo:font-size="12pt" style:font-size-asian="12pt" style:font-size-complex="12pt"/>
    </style:style>
    <style:style style:name="P45" style:family="paragraph" style:parent-style-name="Heading_20_3">
      <style:paragraph-properties fo:margin-left="1.251cm" fo:margin-right="0cm" fo:margin-top="0cm" fo:margin-bottom="0cm" fo:line-height="150%" fo:text-indent="0cm" style:auto-text-indent="false"/>
      <style:text-properties style:font-name="Times New Roman" fo:font-size="12pt"/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222222" fo:font-size="10pt"/>
    </style:style>
    <style:style style:name="T2" style:family="text">
      <style:text-properties fo:font-variant="normal" fo:text-transform="none" fo:font-size="12pt"/>
    </style:style>
    <style:style style:name="T3" style:family="text">
      <style:text-properties fo:color="#222222" fo:font-size="10pt"/>
    </style:style>
    <style:style style:name="T4" style:family="text">
      <style:text-properties fo:color="#222222" fo:font-size="10pt"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/>
    </style:style>
    <style:style style:name="T7" style:family="text">
      <style:text-properties fo:font-size="12pt" fo:font-weight="bold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style:font-name="Times New Roman" fo:font-size="12pt"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17cm" fo:text-indent="-0.635cm" fo:margin-left="8.01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52cm" fo:text-indent="-0.635cm" fo:margin-left="8.65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47">1INTRODUÇÃO<text:tab/>1</text:p>
          <text:p text:style-name="P46">1.1CONTEXTO<text:tab/>1</text:p>
          <text:p text:style-name="P46">1.2JUSTIFICATIVA<text:tab/>1</text:p>
          <text:p text:style-name="P46">1.3OBJETIVOS<text:tab/>1</text:p>
          <text:p text:style-name="P46">1.4METODOLOGIA<text:tab/>2</text:p>
          <text:p text:style-name="P47">2AS TECNOLOGIAS ENVOLVIDAS<text:tab/>2</text:p>
          <text:p text:style-name="P46">2.1ARQUITETURA CLIENTE-SERVIDOR<text:tab/>2</text:p>
          <text:p text:style-name="P46">2.2DRUPAL<text:tab/>2</text:p>
          <text:p text:style-name="P46">2.3MAPAS VETORIAIS<text:tab/>2</text:p>
          <text:p text:style-name="P48">Arquivos Shapefile<text:tab/>2</text:p>
          <text:p text:style-name="P48">jQuery Vector Maps<text:tab/>2</text:p>
          <text:p text:style-name="P47">3NOVO WEBSITE DO PROJETO RELER &amp; FAZER<text:tab/>2</text:p>
          <text:p text:style-name="P46">3.1DESCRIÇAO DO PROBLEMA - ESPECIFICAÇAO DE REQUISITOS<text:tab/>2</text:p>
          <text:p text:style-name="P48">3.1.1 O novo site<text:tab/>3</text:p>
          <text:p text:style-name="P48">Caso de Uso: Consultar projetos no NID<text:tab/>3</text:p>
          <text:p text:style-name="P48">Caso de Uso: Inserir projetos no NID<text:tab/>4</text:p>
          <text:p text:style-name="P48">Caso de Uso: Aprovar ou reprovar candidatos ao NID<text:tab/>4</text:p>
          <text:p text:style-name="P46">3.2ANÁLISE DE REQUISITOS<text:tab/>5</text:p>
          <text:p text:style-name="P46">3.3PROJETO<text:tab/>6</text:p>
          <text:p text:style-name="P46">3.4IMPLEMENTAÇAO<text:tab/>6</text:p>
          <text:p text:style-name="P46">3.5TESTES - ANÁLISE DOS RESULTADOS<text:tab/>6</text:p>
          <text:p text:style-name="P47">4CONCLUSÕES<text:tab/>6</text:p>
        </text:index-body>
      </text:table-of-content>
      <text:h text:style-name="P39" text:outline-level="1" text:is-list-header="true"/>
      <text:h text:style-name="P39" text:outline-level="1">INTRODUÇÃO</text:h>
      <text:p text:style-name="P13"/>
      <text:h text:style-name="P38" text:outline-level="2">CONTEXTO</text:h>
      <text:list xml:id="list760378399565385263" text:style-name="L1">
        <text:list-item>
          <text:p text:style-name="P16">Projeto fundado em 1994 como parte da Cátedra de leitura da UNESCO – PUC-RJ</text:p>
        </text:list-item>
        <text:list-item>
          <text:p text:style-name="P16">Site criado em 200X;</text:p>
        </text:list-item>
        <text:list-item>
          <text:p text:style-name="P16">Blog criado em 20XX;</text:p>
        </text:list-item>
        <text:list-item>
          <text:p text:style-name="P16">Facebook criado em 20XX.</text:p>
        </text:list-item>
      </text:list>
      <text:h text:style-name="P38" text:outline-level="2">JUSTIFICATIVA</text:h>
      <text:p text:style-name="Text_20_body"><text:span text:style-name="T9"/></text:p>
      <text:h text:style-name="P38" text:outline-level="2">OBJETIVOS</text:h>
      <text:list xml:id="list3342496306905718339" text:style-name="L2">
        <text:list-item>
          <text:p text:style-name="P17">Interconectar mais os ambientes da rede</text:p>
        </text:list-item>
        <text:list-item>
          <text:p text:style-name="P17">Aplicar conhecimentos de engenharia de software e banco de dados num projeto real e que será utilizado. Aprender sobre desenvolvimento para web.</text:p>
        </text:list-item>
        <text:list-item>
          <text:p text:style-name="P17">Fazer o primeiro ciclo da reestruturação da presença na web da rede Reler.</text:p>
        </text:list-item>
      </text:list>
      <text:h text:style-name="P38" text:outline-level="2"><text:soft-page-break/>METODOLOGIA</text:h>
      <text:p text:style-name="P35">Nas primeiras reuniões foram discutidos os pontos básicos do que era desejado para o website e os requisitos iniciais começaram a surgir. Esses pontos foram discutidos na introdução até aqui. Desde o início já se sabia que iríamos utilizar um sistema gerenciador de conteúdo como plataforma para a construção do sistema e que esse gerenciador seria o Drupal. As razões são explicitadas no capítulo de tecnologias.</text:p>
      <text:p text:style-name="P35">Na primeira fase, cuidou-se da renovação do website. Foram concentrados os esforços na escolha de um novo design e na arquitetura de informação que o site teria. Nessa etapa, abarcou-se o site estático e o blog num único website.</text:p>
      <text:p text:style-name="P35">Na próxima fase, foi construido o NID. Os requisitos foram organizados em casos de uso para que pudessem orientar melhor as características discutidas e a partir disso foram construidos os outros modelos para análise dos requisitos. A saber, foram utilizados modelos de conteúdo, uma vez que são elementos fundamentais em um CMS; diagramas de sequência para visualizar a interação entre os atores e o sistema; diagramas de atividade para representar a funcionalidade do sistema conforme as decisões são tomadas pelo usuário; e modelos de navegação, utilizados para o sistema inteiro. Após essa fase de análise de requisitos, foi construido o projeto e a implementação das funcionalidades. Essa implementação passou pela validação do cliente para depois começar a fase de engenharia de requisitos para o módulo de inscrição.</text:p>
      <text:p text:style-name="P35">Na penúltima fase, os mesmo passos aplicados ao NID foram feitos no módulo de eventos.</text:p>
      <text:p text:style-name="P35">Os modelos de navegação criados após a conclusão do NID e do módulo de eventos causaram algumas alterações em relação ao primeiro website apresentado ao coordenador da Reler. Essas alterações encerram o primeiro ciclo da reestruturação da presença na web da rede RELer&amp;fazer. As sugestões para o próximos ciclo e os aprendizados obtidos com esse trabalho estão contidas na conclusão..</text:p>
      <text:p text:style-name="P14"/>
      <text:h text:style-name="P39" text:outline-level="1">AS TECNOLOGIAS ENVOLVIDAS</text:h>
      <text:h text:style-name="P37" text:outline-level="2">ARQUITETURA CLIENTE-SERVIDOR</text:h>
      <text:h text:style-name="P37" text:outline-level="2">DRUPAL</text:h>
      <text:h text:style-name="P37" text:outline-level="2">MAPAS VETORIAIS</text:h>
      <text:h text:style-name="P45" text:outline-level="3">Arquivos Shapefile</text:h>
      <text:h text:style-name="P45" text:outline-level="3">jQuery Vector Maps</text:h>
      <text:p text:style-name="P15">MapShaper</text:p>
      <text:p text:style-name="P3"/>
      <text:h text:style-name="P40" text:outline-level="1">NOVO WEBSITE DO PROJETO RELER &amp; FAZER</text:h>
      <text:h text:style-name="P38" text:outline-level="2">DESCRIÇAO DO PROBLEMA - ESPECIFICAÇAO DE REQUISITOS</text:h>
      <text:p text:style-name="P4">A construção do site do projeto RELer&amp;fazer se deu em 3 três partes.</text:p>
      <text:p text:style-name="P4">Inicialmente, foi construido o novo site da rede. Nesta fase o foco foi no aprendizado sobre a plataforma Drupal e no design do novo site. Depois de concluído o primeiro protótipo do site passou-se à construção do módulo que vai agragar informações de projetos de leitura no estado do Espírito Santo que não foram criado pela rede. E por final, foi construído o módulo <text:soft-page-break/>que faz a inscrição em eventos promovidos pela RELer&amp;fazer.</text:p>
      <text:p text:style-name="P4"/>
      <text:h text:style-name="P42" text:outline-level="3">3.1.1 O novo site</text:h>
      <text:p text:style-name="P8">Nesta fase é difinido o novo layout para o website, bem como algumas alterações na arquitetura de informação e criação de uma página inicial que refletisse melhor as atividades da rede.</text:p>
      <text:p text:style-name="P4"/>
      <text:p text:style-name="P4">3.1.2 Núcleo de Informação e Divulgação</text:p>
      <text:p text:style-name="P4">Descrição do NID:</text:p>
      <text:p text:style-name="P5">As pessoas que são responsáveis, ou foram, por projetos relacionados ao incentivo à leitura no estado terão um espaço para poderem compartilhar as experiências obtidas nesses projetos, bem como divulgar os que ainda estão em funcionamento.</text:p>
      <text:p text:style-name="P5"/>
      <text:p text:style-name="P5">Os requisitos do NID foram organizados em 3 casos de uso, construidos conforme discussões com o professor Santinho.</text:p>
      <text:h text:style-name="P44" text:outline-level="3">Caso de Uso: Consultar projetos no NID</text:h>
      <text:p text:style-name="P6"><text:span text:style-name="T5">Ator primário</text:span>: <text:tab/>Usuário visitante do site interessado em projetos de leitura.</text:p>
      <text:p text:style-name="P6"><text:span text:style-name="T5">Meta do contexto</text:span>: <text:tab/>Visualizar informações sobre um projeto cadastrado.</text:p>
      <text:p text:style-name="P6"><text:span text:style-name="T5">Pré-condições</text:span>: <text:tab/>Haver projetos cadastrados no NID e o usuário acessar o site.</text:p>
      <text:p text:style-name="P6"><text:span text:style-name="T5">Disparador</text:span>: <text:tab/>O ator primário resolve consultar os projetos existentes para sua cidade.</text:p>
      <text:p text:style-name="P2"><text:span text:style-name="T5">Cenário</text:span>: </text:p>
      <text:list xml:id="list5473270394900192564" text:style-name="L3">
        <text:list-item>
          <text:p text:style-name="P20">O usuário passa a seta do mouse pelo mapa do Espírito Santo em busca da sua cidade de interesse;</text:p>
        </text:list-item>
        <text:list-item>
          <text:p text:style-name="P20">Ao passar a seta pela cidade, verifica a quantidade de projetos cadastrados naquela cidade;</text:p>
        </text:list-item>
        <text:list-item>
          <text:p text:style-name="P20">Ao clicar, abre-se uma janela do lado do mapa com o títulos dos projetos, uma breve descrição e um link para mais informações de cada projeto;</text:p>
        </text:list-item>
        <text:list-item>
          <text:p text:style-name="P20">O ator clica no link de mais informações e é levado para a página daquele projeto no site da RELer;</text:p>
        </text:list-item>
        <text:list-item>
          <text:p text:style-name="P20">O ator visualiza as informações do projeto e pode deixar comentários sobre ele.</text:p>
        </text:list-item>
      </text:list>
      <text:p text:style-name="P2"><text:span text:style-name="T5">Exceções</text:span>:</text:p>
      <text:list xml:id="list7152783187940765773" text:style-name="L4">
        <text:list-item>
          <text:p text:style-name="P21">A página é visualizada em uma nova janela e o usuário não percebe. Solução: gerar uma nova página em javascript ao invés de uma nova página html. Isso evita o bloqueio de pop-ups ou o usuário não visualizar a nova página.</text:p>
        </text:list-item>
      </text:list>
      <text:p text:style-name="P2"/>
      <text:p text:style-name="P6"><text:span text:style-name="T5">Canal com o ator</text:span>: <text:tab/>Site da rede RELer&amp;fazer, página do NID.</text:p>
      <text:p text:style-name="P6"><text:span text:style-name="T5">Atores secundários</text:span>: <text:tab/>Não possui.</text:p>
      <text:p text:style-name="P6"/>
      <text:p text:style-name="P2"><text:span text:style-name="T5">Questões em aberto</text:span>:</text:p>
      <text:list xml:id="list6868182543731446687" text:style-name="L5">
        <text:list-item>
          <text:p text:style-name="P22"><text:soft-page-break/>Abrir página do projeto em nova aba, nova janela ou mudar janela atual? Resolvido.</text:p>
        </text:list-item>
      </text:list>
      <text:p text:style-name="P2"/>
      <text:h text:style-name="P43" text:outline-level="3"><text:bookmark-start text:name="__RefHeading__150_1370206335"/>Caso de Uso: Inserir projetos no NID<text:bookmark-end text:name="__RefHeading__150_1370206335"/></text:h>
      <text:p text:style-name="P6"><text:span text:style-name="T5">Ator primário</text:span>: <text:tab/>Responsável pelo projeto a ser inserido.</text:p>
      <text:p text:style-name="P6"><text:span text:style-name="T5">Meta do contexto</text:span>: <text:tab/>Inserir um novo projeto na base de dados da rede RELer&amp;fazer.</text:p>
      <text:p text:style-name="P6"><text:span text:style-name="T5">Pré-condições</text:span>: <text:tab/>Ator primário chegar à página do NID.</text:p>
      <text:p text:style-name="P6"><text:span text:style-name="T5">Disparador</text:span>: <text:tab/>Clicar no botão “Cadastre seu projeto”.</text:p>
      <text:p text:style-name="P2"><text:span text:style-name="T5">Cenário</text:span>:</text:p>
      <text:list xml:id="list2331419796924891741" text:style-name="L6">
        <text:list-item>
          <text:p text:style-name="P23">O usuário preenche um formulário contendo as informações sobre o projeto;</text:p>
        </text:list-item>
        <text:list-item>
          <text:p text:style-name="P23">Clica em “Enviar informações”.</text:p>
        </text:list-item>
        <text:list-item>
          <text:p text:style-name="P23">O coordenador da rede avalia as informações enviadas e entra em contato com o responsável.</text:p>
        </text:list-item>
        <text:list-item>
          <text:p text:style-name="P23">Se aprovado, os dados são enviados para a base de dados do NID</text:p>
        </text:list-item>
        <text:list-item>
          <text:p text:style-name="P23">Se reprovado é excluida da base de dados de pendencias.</text:p>
        </text:list-item>
        <text:list-item>
          <text:p text:style-name="P23">Após a aprovação o projeto poderá ser visualizado na página do NID</text:p>
        </text:list-item>
      </text:list>
      <text:p text:style-name="P2"/>
      <text:p text:style-name="P2"><text:span text:style-name="T5">Exceções</text:span>:</text:p>
      <text:list xml:id="list3912812302025189289" text:style-name="L7">
        <text:list-item>
          <text:p text:style-name="P24">Envio de arquivos grandes demais na foto.</text:p>
        </text:list-item>
        <text:list-item>
          <text:p text:style-name="P24">Tentativa de enviar muitos dados com intenção de causar danos no servidor.</text:p>
        </text:list-item>
      </text:list>
      <text:p text:style-name="P7"/>
      <text:p text:style-name="P6"><text:span text:style-name="T5">Canal com o ator</text:span>: <text:tab/>Página do NID e formulário de cadastro do projeto.</text:p>
      <text:p text:style-name="P6"><text:span text:style-name="T5">Atores secundários</text:span>: <text:tab/>Coordenador da rede RELer&amp;fazer</text:p>
      <text:p text:style-name="P6"><text:span text:style-name="T5">Canais com os atores secundários</text:span>: Página do administrador do site</text:p>
      <text:p text:style-name="P2"><text:span text:style-name="T5">Questões em aberto</text:span>:</text:p>
      <text:list xml:id="list8472790900102298743" text:style-name="L8">
        <text:list-item>
          <text:p text:style-name="P25">Como será o layout da página dos projetos?</text:p>
        </text:list-item>
        <text:list-item>
          <text:p text:style-name="P25">Qual o limite de fotos que podem ser enviadas?</text:p>
        </text:list-item>
      </text:list>
      <text:p text:style-name="P2"/>
      <text:h text:style-name="P43" text:outline-level="3"><text:bookmark-start text:name="__RefHeading__152_1370206335"/>Caso de Uso: Aprovar ou reprovar candidatos ao NID<text:bookmark-end text:name="__RefHeading__152_1370206335"/></text:h>
      <text:p text:style-name="P6"><text:span text:style-name="T5">Ator primário</text:span>: <text:tab/>Coordenador da rede RELer&amp;fazer</text:p>
      <text:p text:style-name="P6"><text:span text:style-name="T5">Meta do contexto</text:span>: <text:tab/>Avaliar os projetos encaminhados para inserção na base de dados do NID.</text:p>
      <text:p text:style-name="P6"><text:span text:style-name="T5">Pré-condições</text:span>: <text:tab/>Alguém tenha enviado algum projeto para ser avaliado.</text:p>
      <text:p text:style-name="P6"><text:span text:style-name="T5">Disparador</text:span>: <text:tab/>Mensagem de novos projetos para serem avaliados.</text:p>
      <text:p text:style-name="P2"><text:span text:style-name="T5">Cenário</text:span>:</text:p>
      <text:list xml:id="list676155758322041185" text:style-name="L9">
        <text:list-item>
          <text:p text:style-name="P26">Aparece uma mensagem na tela pós-login do coordenador.</text:p>
        </text:list-item>
        <text:list-item>
          <text:p text:style-name="P26">Ao clicar na mensagem são listados os projetos enviados para avaliação;</text:p>
        </text:list-item>
        <text:list-item>
          <text:p text:style-name="P26"><text:soft-page-break/>Ao clicar em um candidato, será aberto uma página em formato de formulário com os dados preenchidos inicialmente pelo usuário que enviou as informações do projeto.</text:p>
        </text:list-item>
        <text:list-item>
          <text:p text:style-name="P26">Após analisar os dados e entrar em contato com o responsável, o coordenador pode aprovar, reprovar ou manter em análise.</text:p>
        </text:list-item>
        <text:list-item>
          <text:p text:style-name="P26">Se aprovado, irá para a base de dados da RELer&amp;fazer e ficará disponível no site.</text:p>
        </text:list-item>
        <text:list-item>
          <text:p text:style-name="P26">Se reprovado, será deletado da base de dados do candidatos.</text:p>
        </text:list-item>
        <text:list-item>
          <text:p text:style-name="P26">Se for mantido, os dados continuam na base de dados de candidatos.</text:p>
        </text:list-item>
      </text:list>
      <text:p text:style-name="P2"><text:span text:style-name="T5">Exceções</text:span>:</text:p>
      <text:list xml:id="list5083836650986344131" text:style-name="L10">
        <text:list-item>
          <text:p text:style-name="P27">Faltar dados de contato</text:p>
        </text:list-item>
      </text:list>
      <text:p text:style-name="P6"><text:span text:style-name="T5">Canal com o ator</text:span>: <text:tab/>Página pós-login do administrador do site, tela de aprovação</text:p>
      <text:p text:style-name="P6"><text:span text:style-name="T5">Atores secundários</text:span>: <text:tab/>Usuário que envia projetos para análise.</text:p>
      <text:p text:style-name="P2"><text:span text:style-name="T5">Canais com os atores secundários</text:span>: Site do NID e formulário para envio de dados do projeto.</text:p>
      <text:p text:style-name="P2"><text:span text:style-name="T8">Questões em aberto</text:span><text:span text:style-name="T7">:</text:span></text:p>
      <text:p text:style-name="P4"/>
      <text:p text:style-name="P4"/>
      <text:h text:style-name="P38" text:outline-level="2">ANÁLISE DE REQUISITOS</text:h>
      <text:p text:style-name="P5">Nesta seção serão utilizados 5 tipos de modelos propostos por Pressman [Pressman,2011].</text:p>
      <text:p text:style-name="P18">Modelos de Conteúdo</text:p>
      <text:p text:style-name="P5">Seguindo a filosofia do ambiente Drupal, é importante definir os modelos de conteúdo que teremos no website.</text:p>
      <text:p text:style-name="P28">Modelo de conteúdo dos projetos do NID</text:p>
      <text:list xml:id="list2137740399771165596" text:style-name="L11">
        <text:list-item>
          <text:p text:style-name="P29">Nome do projeto</text:p>
        </text:list-item>
        <text:list-item>
          <text:p text:style-name="P29">Cidade</text:p>
        </text:list-item>
        <text:list-item>
          <text:p text:style-name="P29">Descrição do projeto</text:p>
        </text:list-item>
        <text:list-item>
          <text:p text:style-name="P29">Objetivos</text:p>
        </text:list-item>
        <text:list-item>
          <text:p text:style-name="P29">Locais</text:p>
        </text:list-item>
        <text:list-item>
          <text:p text:style-name="P29">Resultados (Experiências)</text:p>
        </text:list-item>
        <text:list-item>
          <text:p text:style-name="P29">Responsável</text:p>
        </text:list-item>
        <text:list-item>
          <text:p text:style-name="P29">Telefone de contato (exibição à critério do proprietário)</text:p>
        </text:list-item>
        <text:list-item>
          <text:p text:style-name="P29">Email (exibição à critério do proprietário)</text:p>
        </text:list-item>
        <text:list-item>
          <text:p text:style-name="P31">Fotos do projeto</text:p>
        </text:list-item>
      </text:list>
      <text:p text:style-name="P30"/>
      <text:p text:style-name="P32">Modelos de Interações</text:p>
      <text:p text:style-name="P33"><text:tab/>Modelo de interação do NID [1]: Visualizando informações do projeto</text:p>
      <text:p text:style-name="P33"><text:tab/></text:p>
      <text:p text:style-name="P32">Modelos Funcionais</text:p>
      <text:p text:style-name="P32"><text:soft-page-break/>Modelos de Configuração</text:p>
      <text:p text:style-name="P32">Modelos de Navegação</text:p>
      <text:h text:style-name="P38" text:outline-level="2">PROJETO</text:h>
      <text:h text:style-name="P37" text:outline-level="2">IMPLEMENTAÇAO</text:h>
      <text:h text:style-name="P37" text:outline-level="2">TESTES - ANÁLISE DOS RESULTADOS</text:h>
      <text:h text:style-name="P41" text:outline-level="1">CONCLUSÕES</text:h>
      <text:p text:style-name="P12"/>
      <text:p text:style-name="P10"><text:span text:style-name="T6">1.</text:span><text:span text:style-name="T2">      </text:span><text:span text:style-name="T6">ASPECTOS PRINCIPAIS DE TODO O TRABALHO. </text:span></text:p>
      <text:p text:style-name="P11">OS PROBLEMAS ENCONTRADOS E COMO FORAM RESOLVIDOS.</text:p>
      <text:p text:style-name="P10"><text:span text:style-name="T6">2.</text:span><text:span text:style-name="T2">      </text:span><text:span text:style-name="T7">SUA APRENDIZAGEM.</text:span></text:p>
      <text:p text:style-name="P10"><text:span text:style-name="T3">3.</text:span><text:span text:style-name="T1">       </text:span><text:span text:style-name="T4">TRABALHOS FUTUROS.</text:span></text:p>
      <text:p text:style-name="P9"/>
      <text:p text:style-name="P9">TRABALHOS FUTUROS</text:p>
      <text:list xml:id="list5990508675912029123" text:style-name="L12">
        <text:list-item>
          <text:p text:style-name="P34">Implementar métricas de contagem de leitores (ou melhorar)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0:12:38.46</meta:creation-date>
    <dc:date>2013-06-11T10:15:38.77</dc:date>
    <meta:editing-duration>PT2H55M3S</meta:editing-duration>
    <meta:editing-cycles>20</meta:editing-cycles>
    <meta:generator>OpenOffice.org/3.4.1$Win32 OpenOffice.org_project/341m1$Build-9593</meta:generator>
    <meta:document-statistic meta:table-count="0" meta:image-count="0" meta:object-count="0" meta:page-count="6" meta:paragraph-count="145" meta:word-count="1465" meta:character-count="8876"/>
  </office:meta>
</office:document-meta>
</file>